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list-style-name="L1"/>
    <style:style style:name="P2" style:family="paragraph"/>
    <style:style style:name="P3" style:family="paragraph"/>
    <text:list-style style:name="L7">
      <text:list-level-style-number text:level="1" style:num-suffix="." style:num-format="1" text:display-levels="1">
      </text:list-level-style-number>
      <text:list-level-style-number text:level="2" style:num-suffix="." style:num-format="1" text:display-levels="2">
      </text:list-level-style-number>
    </text:list-style>
  </office:automatic-styles>
  <office:body>
    <office:text>
      <text:p text:style-name="P1">
        <text:span>Paragraph</text:span>
      </text:p>
      <text:numbered-paragraph text:level="1" text:start-value="1" text:style-name="L7">
        <text:p text:style-name="P2">One</text:p>
      </text:numbered-paragraph>
      <text:numbered-paragraph text:level="1" text:style-name="L7">
        <text:p text:style-name="P2">Two</text:p>
      </text:numbered-paragraph>
      <text:numbered-paragraph text:level="2" text:style-name="L7">
        <text:p text:style-name="P3">Two.One</text:p>
      </text:numbered-paragraph>
      <text:numbered-paragraph text:level="2" text:style-name="L7">
        <text:p text:style-name="P3">Two.Two</text:p>
      </text:numbered-paragraph>
      <text:numbered-paragraph text:level="2" text:style-name="L7">
        <text:p text:style-name="P3">Two.Three</text:p>
      </text:numbered-paragraph>
      <text:numbered-paragraph text:level="1" text:style-name="L7">
        <text:p text:style-name="P3">Heading</text:p>
      </text:numbered-paragrap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